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color="#069a2e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a933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color="#00a933"/>
    </style:style>
    <style:style style:name="ce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104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Empresa Nacional S/A</text:p>
          </table:table-cell>
          <table:covered-table-cell table:style-name="Default"/>
          <table:covered-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Produto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Fev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string" calcext:value-type="string">
            <text:p>Total 1º Trim.</text:p>
          </table:table-cell>
          <table:table-cell table:style-name="ce2" office:value-type="string" calcext:value-type="string">
            <text:p>Máximo</text:p>
          </table:table-cell>
          <table:table-cell table:style-name="ce2" office:value-type="string" calcext:value-type="string">
            <text:p>Mínimo</text:p>
          </table:table-cell>
          <table:table-cell table:style-name="ce2" office:value-type="string" calcext:value-type="string">
            <text:p>Média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orca</text:p>
          </table:table-cell>
          <table:table-cell table:style-name="ce6" office:value-type="currency" office:currency="BRL" office:value="4500" calcext:value-type="currency">
            <text:p>R$ 4.500,00</text:p>
          </table:table-cell>
          <table:table-cell table:style-name="ce6" office:value-type="currency" office:currency="BRL" office:value="5040" calcext:value-type="currency">
            <text:p>R$ 5.040,00</text:p>
          </table:table-cell>
          <table:table-cell table:style-name="ce6" office:value-type="currency" office:currency="BRL" office:value="5696" calcext:value-type="currency">
            <text:p>R$ 5.696,00</text:p>
          </table:table-cell>
          <table:table-cell table:style-name="ce3"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Parafuso</text:p>
          </table:table-cell>
          <table:table-cell table:style-name="ce6" office:value-type="currency" office:currency="BRL" office:value="6250" calcext:value-type="currency">
            <text:p>R$ 6.250,00</text:p>
          </table:table-cell>
          <table:table-cell table:style-name="ce6" office:value-type="currency" office:currency="BRL" office:value="7000" calcext:value-type="currency">
            <text:p>R$ 7.000,00</text:p>
          </table:table-cell>
          <table:table-cell table:style-name="ce6" office:value-type="currency" office:currency="BRL" office:value="7910" calcext:value-type="currency">
            <text:p>R$ 7.910,00</text:p>
          </table:table-cell>
          <table:table-cell table:style-name="ce3"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Arruela</text:p>
          </table:table-cell>
          <table:table-cell table:style-name="ce6" office:value-type="currency" office:currency="BRL" office:value="3300" calcext:value-type="currency">
            <text:p>R$ 3.300,00</text:p>
          </table:table-cell>
          <table:table-cell table:number-columns-repeated="2" table:style-name="ce6" office:value-type="currency" office:currency="BRL" office:value="4176" calcext:value-type="currency">
            <text:p>R$ 4.176,00</text:p>
          </table:table-cell>
          <table:table-cell table:style-name="ce3"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Prego</text:p>
          </table:table-cell>
          <table:table-cell table:style-name="ce6" office:value-type="currency" office:currency="BRL" office:value="8000" calcext:value-type="currency">
            <text:p>R$ 8.000,00</text:p>
          </table:table-cell>
          <table:table-cell table:number-columns-repeated="2" table:style-name="ce6" office:value-type="currency" office:currency="BRL" office:value="10125" calcext:value-type="currency">
            <text:p>R$ 10.125,00</text:p>
          </table:table-cell>
          <table:table-cell table:style-name="ce3" table:number-columns-repeated="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Alicate </text:p>
          </table:table-cell>
          <table:table-cell table:style-name="ce6" office:value-type="currency" office:currency="BRL" office:value="4557" calcext:value-type="currency">
            <text:p>R$ 4.557,00</text:p>
          </table:table-cell>
          <table:table-cell table:number-columns-repeated="2" table:style-name="ce6" office:value-type="currency" office:currency="BRL" office:value="5676" calcext:value-type="currency">
            <text:p>R$ 5.676,00</text:p>
          </table:table-cell>
          <table:table-cell table:style-name="ce3" table:number-columns-repeated="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Martelo</text:p>
          </table:table-cell>
          <table:table-cell table:style-name="ce6" office:value-type="currency" office:currency="BRL" office:value="3260" calcext:value-type="currency">
            <text:p>R$ 3.260,00</text:p>
          </table:table-cell>
          <table:table-cell table:number-columns-repeated="2" table:style-name="ce6" office:value-type="currency" office:currency="BRL" office:value="4113" calcext:value-type="currency">
            <text:p>R$ 4.113,00</text:p>
          </table:table-cell>
          <table:table-cell table:style-name="ce3" table:number-columns-repeated="4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is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Código</text:p>
          </table:table-cell>
          <table:table-cell table:style-name="ce2" office:value-type="string" calcext:value-type="string">
            <text:p>Produto</text:p>
          </table:table-cell>
          <table:table-cell table:style-name="ce5" office:value-type="string" calcext:value-type="string">
            <text:p>Abr</text:p>
          </table:table-cell>
          <table:table-cell table:style-name="ce5" office:value-type="string" calcext:value-type="string">
            <text:p>Mai</text:p>
          </table:table-cell>
          <table:table-cell table:style-name="ce5" office:value-type="string" calcext:value-type="string">
            <text:p>Jun</text:p>
          </table:table-cell>
          <table:table-cell table:style-name="ce5" office:value-type="string" calcext:value-type="string">
            <text:p>Total 2º Trim.</text:p>
          </table:table-cell>
          <table:table-cell table:style-name="ce5" office:value-type="string" calcext:value-type="string">
            <text:p>Máximo</text:p>
          </table:table-cell>
          <table:table-cell table:style-name="ce5" office:value-type="string" calcext:value-type="string">
            <text:p>Mínimo</text:p>
          </table:table-cell>
          <table:table-cell table:style-name="ce5" office:value-type="string" calcext:value-type="string">
            <text:p>Méd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rca</text:p>
          </table:table-cell>
          <table:table-cell table:style-name="ce7" office:value-type="currency" office:currency="BRL" office:value="6265" calcext:value-type="currency">
            <text:p>R$ 6.265,00</text:p>
          </table:table-cell>
          <table:table-cell table:style-name="ce7" office:value-type="currency" office:currency="BRL" office:value="6954" calcext:value-type="currency">
            <text:p>R$ 6.954,00</text:p>
          </table:table-cell>
          <table:table-cell table:style-name="ce7" office:value-type="currency" office:currency="BRL" office:value="7858" calcext:value-type="currency">
            <text:p>R$ 7.858,00</text:p>
          </table:table-cell>
          <table:table-cell table:style-name="ce4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fuso</text:p>
          </table:table-cell>
          <table:table-cell table:style-name="ce7" office:value-type="currency" office:currency="BRL" office:value="8701" calcext:value-type="currency">
            <text:p>R$ 8.701,00</text:p>
          </table:table-cell>
          <table:table-cell table:style-name="ce7" office:value-type="currency" office:currency="BRL" office:value="9658" calcext:value-type="currency">
            <text:p>R$ 9.658,00</text:p>
          </table:table-cell>
          <table:table-cell table:style-name="ce7" office:value-type="currency" office:currency="BRL" office:value="10197" calcext:value-type="currency">
            <text:p>R$ 10.197,00</text:p>
          </table:table-cell>
          <table:table-cell table:style-name="ce4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ruela</text:p>
          </table:table-cell>
          <table:table-cell table:style-name="ce7" office:value-type="currency" office:currency="BRL" office:value="4569" calcext:value-type="currency">
            <text:p>R$ 4.569,00</text:p>
          </table:table-cell>
          <table:table-cell table:style-name="ce7" office:value-type="currency" office:currency="BRL" office:value="5099" calcext:value-type="currency">
            <text:p>R$ 5.099,00</text:p>
          </table:table-cell>
          <table:table-cell table:style-name="ce7" office:value-type="currency" office:currency="BRL" office:value="5769" calcext:value-type="currency">
            <text:p>R$ 5.769,00</text:p>
          </table:table-cell>
          <table:table-cell table:style-name="ce4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go</text:p>
          </table:table-cell>
          <table:table-cell table:style-name="ce7" office:value-type="currency" office:currency="BRL" office:value="12341" calcext:value-type="currency">
            <text:p>R$ 12.341,00</text:p>
          </table:table-cell>
          <table:table-cell table:style-name="ce7" office:value-type="currency" office:currency="BRL" office:value="12365" calcext:value-type="currency">
            <text:p>R$ 12.365,00</text:p>
          </table:table-cell>
          <table:table-cell table:style-name="ce7" office:value-type="currency" office:currency="BRL" office:value="13969" calcext:value-type="currency">
            <text:p>R$ 13.969,00</text:p>
          </table:table-cell>
          <table:table-cell table:style-name="ce4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icate </text:p>
          </table:table-cell>
          <table:table-cell table:style-name="ce7" office:value-type="currency" office:currency="BRL" office:value="6344" calcext:value-type="currency">
            <text:p>R$ 6.344,00</text:p>
          </table:table-cell>
          <table:table-cell table:style-name="ce7" office:value-type="currency" office:currency="BRL" office:value="7042" calcext:value-type="currency">
            <text:p>R$ 7.042,00</text:p>
          </table:table-cell>
          <table:table-cell table:style-name="ce7" office:value-type="currency" office:currency="BRL" office:value="7957" calcext:value-type="currency">
            <text:p>R$ 7.957,00</text:p>
          </table:table-cell>
          <table:table-cell table:style-name="ce4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telo</text:p>
          </table:table-cell>
          <table:table-cell table:style-name="ce7" office:value-type="currency" office:currency="BRL" office:value="4525" calcext:value-type="currency">
            <text:p>R$ 4.525,00</text:p>
          </table:table-cell>
          <table:table-cell table:style-name="ce7" office:value-type="currency" office:currency="BRL" office:value="5022" calcext:value-type="currency">
            <text:p>R$ 5.022,00</text:p>
          </table:table-cell>
          <table:table-cell table:style-name="ce7" office:value-type="currency" office:currency="BRL" office:value="5671" calcext:value-type="currency">
            <text:p>R$ 5.671,00</text:p>
          </table:table-cell>
          <table:table-cell table:style-name="ce4"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is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do <text:s/>Semestre</text:p>
          </table:table-cell>
          <table:table-cell table:style-name="ce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5T13:22:03.106000000</meta:creation-date>
    <dc:date>2024-06-25T14:36:13.679000000</dc:date>
    <meta:editing-duration>PT1H14M10S</meta:editing-duration>
    <meta:editing-cycles>1</meta:editing-cycles>
    <meta:generator>LibreOffice/7.6.6.3$Windows_X86_64 LibreOffice_project/d97b2716a9a4a2ce1391dee1765565ea469b0ae7</meta:generator>
    <meta:document-statistic meta:table-count="1" meta:cell-count="82" meta:object-count="0"/>
  </office:meta>
</office:document-meta>
</file>